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end"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position="sub 58%" style:font-name="Liberation Serif1"/>
    </style:style>
    <style:style style:name="T4" style:family="text">
      <style:text-properties style:text-position="0% 100%" style:font-name="Liberation Serif1"/>
    </style:style>
    <style:style style:name="T5" style:family="text">
      <style:text-properties style:text-position="0% 100%" style:font-name="Liberation Serif1" fo:font-style="italic" style:font-style-asian="italic" style:font-style-complex="italic"/>
    </style:style>
    <style:style style:name="T6" style:family="text">
      <style:text-properties style:text-position="0% 100%" style:font-name="Liberation Serif1" fo:font-style="italic" style:text-underline-style="none" style:font-style-asian="italic" style:font-style-complex="italic"/>
    </style:style>
    <style:style style:name="T7" style:family="text">
      <style:text-properties style:text-position="0% 100%" style:font-name="Liberation Serif1" style:text-underline-style="none"/>
    </style:style>
    <style:style style:name="T8" style:family="text">
      <style:text-properties style:font-name="Liberation Serif1"/>
    </style:style>
    <style:style style:name="T9" style:family="text">
      <style:text-properties style:font-name="Liberation Serif1" fo:font-style="italic" style:font-style-asian="italic" style:font-style-complex="italic"/>
    </style:style>
    <style:style style:name="T10" style:family="text">
      <style:text-properties style:font-name="Liberation Serif1" fo:font-style="italic" style:text-underline-style="none" style:font-style-asian="italic" style:font-style-complex="italic"/>
    </style:style>
    <style:style style:name="T11" style:family="text">
      <style:text-properties style:text-underline-style="none"/>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Proceso Generativo del LDA</text:p>
      <text:p text:style-name="P2"/>
      <text:p text:style-name="P2"><text:span text:style-name="T8"><text:tab/>Supongamos que las palabras de un vocabulario determinado que pudieran aparecer en un texto, </text:span><text:span text:style-name="T9">asumiento que el orden de las palabras en el texto no importa</text:span><text:span text:style-name="T8">, se distribuye multinomialmente: P(w|</text:span><text:span text:style-name="T9">β</text:span><text:span text:style-name="T8">) ~ M(</text:span><text:span text:style-name="T9">β</text:span><text:span text:style-name="T8">), donde </text:span><text:span text:style-name="T9">β </text:span><text:span text:style-name="T8">es un vector con tantas componentes como palabras haya en el vocabulario, cuya </text:span><text:span text:style-name="T9">i-ésima</text:span><text:span text:style-name="T8"> componente representa la probabilidad de que la </text:span><text:span text:style-name="T9">i-ésima</text:span><text:span text:style-name="T8"> palabra del vocabulario ocurra w</text:span><text:span text:style-name="T3">i</text:span><text:span text:style-name="T4"> veces en el texto. Nótese que el parámetro</text:span><text:span text:style-name="T5"> β</text:span><text:span text:style-name="T4"> variará dependiendo del contexto temático del cual provenga el texto en cuestión, haciendo más probable la aparición de ciertas palabras y menos probable la aparición de otras. Por ejemplo, si el texto proviene del campo de las artes tal vez sea menos probable encontrar en él, por decir algo, la palabra </text:span><text:span text:style-name="T5">guerra </text:span><text:span text:style-name="T4">que la palabra </text:span><text:span text:style-name="T5">color.</text:span><text:span text:style-name="T4"> </text:span></text:p>
      <text:p text:style-name="P2"><text:tab/>En el contexto del razonamiento Bayesiano cada punto <text:span text:style-name="T1">x </text:span>observado —en nuestro caso, la frecuencia <text:span text:style-name="T8">w</text:span><text:span text:style-name="T3">i <text:s/></text:span>de cada palabra del vocabulario en cada documento— es una oportunidad para mejorar nuestro modelo, y para esto se ajustan sus parámetros con cada observación. Si observamos <text:span text:style-name="T1">x </text:span>entonces modificamos los parámetros en función de incorporar la nueva observación, esto es, en función de que el modelo “<text:span text:style-name="T1">aprenda”. </text:span>Por ejemplo, si en los textos observados hasta el momento aparecen confrecuencia las palabras <text:span text:style-name="T1">color, pincel y belleza </text:span>tal vez <text:span text:style-name="T11">convenga entonces modificar nuestro parámetro </text:span><text:span text:style-name="T10">β</text:span><text:span text:style-name="T11"> para incorporar </text:span><text:span text:style-name="T2">lo aprendido,</text:span><text:span text:style-name="T11"> por ejemplo aumentando la probabilidad de que aparezcan también otras palabras afines al discurso artístico. En general, el parámetro </text:span><text:span text:style-name="T6">β </text:span><text:span text:style-name="T7">podría variar dependiendo de los tópicos tratados en los textos encontrados </text:span><text:span text:style-name="T6">hasta el momento</text:span><text:span text:style-name="T7">. </text:span></text:p>
      <text:p text:style-name="P2"><text:span text:style-name="T7"><text:tab/>En lo que sigue supondremos que cada documento trata un único tópico, para lo cual estudiaremos en clásico modelo de agrupamiento Dirichlet-Multinomial</text:span><text:span text:style-name="T7"><text:note text:id="ftn0" text:note-class="footnote"><text:note-citation>1</text:note-citation><text:note-body><text:p text:style-name="Footnote">En Blei, 2003, en la página 997, se advierte sobre la diferencia entre el clásico agrupamiento Dirichlet-Multinomial y el LDA.</text:p></text:note-body></text:note></text:span><text:span text:style-name="T7">, el cual propone solamente dos niveles aleatoriedad. Este modelo nos servirá de introducción al modelo LDA y sus tres niveles de aleatoriedad.</text:span></text:p>
      <text:p text:style-name="P2"><text:span text:style-name="T1"><text:tab/></text:span>Entonces, ¿<text:span text:style-name="T1">cuánto</text:span> y <text:span text:style-name="T1">cómo</text:span> deben modificarse los parámetros en función de los datos observados? Para precisarlo usualmente se supone que los parámetros —en nuestro caso, el parámetro <text:span text:style-name="T9">β </text:span><text:span text:style-name="T8">de la multinomial</text:span> <text:span text:style-name="T8">P(w|</text:span><text:span text:style-name="T9">β</text:span><text:span text:style-name="T8">)</text:span>— son aleatorios y que su distribución de probabilidad depende de las nuevas observaciones. Por ejemplo, podemos suponer que <text:span text:style-name="T5">β </text:span><text:span text:style-name="T4">s</text:span><text:span text:style-name="T8">e distribuye aleatoriamente dependiendo de los tópicos tratados en los textos. El primer paso entonces consiste en precisar la distribución de probabilidad de ese parámetro aleatorio condicionada por la ocurrencia de cada observación w</text:span><text:span text:style-name="T9">: P(</text:span><text:span text:style-name="T5">β</text:span><text:span text:style-name="T9">|w).</text:span><text:span text:style-name="T8"> De acuerdo con el teorema de Bayes, esa distribución sería:</text:span></text:p>
      <text:p text:style-name="P2"><text:span text:style-name="T8"/></text:p>
      <text:p text:style-name="P4"><text:span text:style-name="T8"><draw:frame draw:style-name="fr1" draw:name="Object1" text:anchor-type="as-char" svg:y="-0.2598in" svg:width="2.0327in" svg:height="0.4752in" draw:z-index="0"><draw:object xlink:href="./Object 1" xlink:type="simple" xlink:show="embed" xlink:actuate="onLoad"/><draw:image xlink:href="./ObjectReplacements/Object 1" xlink:type="simple" xlink:show="embed" xlink:actuate="onLoad"/></draw:frame></text:span><text:span text:style-name="T8"> <text:s text:c="56"/>(1)</text:span></text:p>
      <text:p text:style-name="P3"><text:span text:style-name="T8"/></text:p>
      <text:p text:style-name="P2"><text:span text:style-name="T8"><text:tab/>En esta fórmula conocemos P(w</text:span><text:span text:style-name="T9">|</text:span><text:span text:style-name="T5">β</text:span><text:span text:style-name="T8">), que es nuestro modelo multinomial inicial. El segundo paso es precisar la distribución del parámetro </text:span><text:span text:style-name="T5">β. </text:span><text:span text:style-name="T4">Para esta distribución, por varias razones que valdrá la pena estudiar en otro momento, suele escogerse una </text:span><text:span text:style-name="T5">conjugada a priori.</text:span><text:span text:style-name="T4"> De acuerdo con este criterio, para el caso de un modelo multinomial podríamos escoger la distribución de Dirichlet, tal que </text:span><text:span text:style-name="T5">β ~ D(α).</text:span><text:span text:style-name="T4"> <text:s/>Operando en la ecuación (1) tendríamos la siguiente expresión:</text:span></text:p>
      <text:p text:style-name="P2"><text:span text:style-name="T4"/></text:p>
      <text:p text:style-name="P4"><text:span text:style-name="T4"><draw:frame draw:style-name="fr1" draw:name="Object2" text:anchor-type="as-char" svg:y="-0.2827in" svg:width="1.8063in" svg:height="0.4484in" draw:z-index="1"><draw:object xlink:href="./Object 2" xlink:type="simple" xlink:show="embed" xlink:actuate="onLoad"/><draw:image xlink:href="./ObjectReplacements/Object 2" xlink:type="simple" xlink:show="embed" xlink:actuate="onLoad"/><svg:desc>formula</svg:desc></draw:frame></text:span><text:span text:style-name="T4"> <text:s text:c="60"/>(2)</text:span></text:p>
      <text:p text:style-name="P4"><text:span text:style-name="T4"/></text:p>
      <text:p text:style-name="P2"><text:span text:style-name="T4"><text:tab/>Este desarrollo nos permite enriquecer nuestro modelo multinomial inicial por dos razones principales: (a) incorpora la intuición de que la frecuencia de las apariciones de las palabras de un cierto vocabulario en un texto determinado están condicionadas por el tema tratado en cada documento, </text:span><text:soft-page-break/><text:span text:style-name="T4">lo cual permite realizar un </text:span><text:span text:style-name="T5">agrupamiento o categorización </text:span><text:span text:style-name="T4">de</text:span><text:span text:style-name="T5"> </text:span><text:span text:style-name="T4">los datos, v.g. los textos; (b) mediante el </text:span><text:span text:style-name="T5">hyperparámetro α</text:span><text:span text:style-name="T4">, el cual podremos ajustar </text:span><text:span text:style-name="T5">a priori</text:span><text:span text:style-name="T4">, podemos incorporar al modelo cierta idea de nuestra “confianza” en el valor actual del parámetro </text:span><text:span text:style-name="T5">β</text:span><text:span text:style-name="T4">, pues para valores grandes de </text:span><text:span text:style-name="T5">α </text:span><text:span text:style-name="T4">la distribución de </text:span><text:span text:style-name="T5">P(β|w)</text:span><text:span text:style-name="T4"> variará relativamente poco.</text:span></text:p>
      <text:p text:style-name="P2"><text:span text:style-name="T4"><text:tab/>Ahora bien, para generar datos partiendo de este modelo, es decir, para generar cada texto del corpus que estamos modelando tendríamos que, primero, extraer un valor aleatorio de </text:span><text:span text:style-name="T5">β</text:span><text:span text:style-name="T4"> de la distribución P(</text:span><text:span text:style-name="T5">β|α</text:span><text:span text:style-name="T4">) <text:s/>~ D(</text:span><text:span text:style-name="T5">α</text:span><text:span text:style-name="T4">). Luego, debemos generar cada una de las palabras del texto mendiante la distribución multinomial de cada documento P(w|</text:span><text:span text:style-name="T5">β</text:span><text:span text:style-name="T4">) ~ M(</text:span><text:span text:style-name="T5">β</text:span><text:span text:style-name="T4">). Recordemos que w es una vector con tantas componentes como palabras haya en el vocabulario, cuyas i-ésima componente w</text:span><text:span text:style-name="T3">i <text:s/></text:span><text:span text:style-name="T4">representa el número de veces que la i-ésima palabra del vocabulario aparece en el texto en cuestión. Vale recordar en este punto que la posibilidad de usar la distribución multinomial, condicionada por el parámetro aleatorio </text:span><text:span text:style-name="T5">β,</text:span><text:span text:style-name="T4"> para modelar la frecuencia con la que aparecen las palabras en los textos radica en la suposición de que las palabras de los textos son </text:span><text:span text:style-name="T5">intercambiables </text:span><text:span text:style-name="T4">y por tanto </text:span><text:span text:style-name="T5">condicionalmente independientes </text:span><text:span text:style-name="T4">sobre una variable aleatoria oculta, en este caso, el parámetro </text:span><text:span text:style-name="T5">β. </text:span></text:p>
      <text:p text:style-name="P2"><text:span text:style-name="T4"><text:tab/>La </text:span><text:span text:style-name="T5">probabilidad </text:span><text:span text:style-name="T4">(total o absoluta, es decir, sin condicionantes)</text:span><text:span text:style-name="T5"> </text:span><text:span text:style-name="T4">de un texto sería entonces:</text:span></text:p>
      <text:p text:style-name="P2"><text:span text:style-name="T4"/></text:p>
      <text:p text:style-name="P4"><text:span text:style-name="T4"><draw:frame draw:style-name="fr1" draw:name="Object3" text:anchor-type="as-char" svg:y="-0.1819in" svg:width="2.0008in" svg:height="0.2508in" draw:z-index="2"><draw:object xlink:href="./Object 3" xlink:type="simple" xlink:show="embed" xlink:actuate="onLoad"/><draw:image xlink:href="./ObjectReplacements/Object 3" xlink:type="simple" xlink:show="embed" xlink:actuate="onLoad"/><svg:desc>formula</svg:desc></draw:frame></text:span><text:span text:style-name="T4"> <text:s text:c="59"/>(3)</text:span></text:p>
      <text:p text:style-name="P2"><text:span text:style-name="T5"><text:tab/></text:span></text:p>
      <text:p text:style-name="P2"><text:span text:style-name="T4"><text:tab/>Ahora bien, el modelo discutido hasta ahora tiene dos niveles de aleatoriedad: primero se determina el parámetro aleatorio </text:span><text:span text:style-name="T5">β</text:span><text:span text:style-name="T4"> usando la distribución de Dirichlet y su parámetro </text:span><text:span text:style-name="T5">α</text:span><text:span text:style-name="T4">, y luego se <text:s/>determinan las palabras del texto que esté siendo generado usando la distribución multinomial con parámetro </text:span><text:span text:style-name="T5">β</text:span><text:span text:style-name="T4">. </text:span><text:span text:style-name="T5">Infiriendo</text:span><text:span text:style-name="T4"> el valor de </text:span><text:span text:style-name="T5">α </text:span><text:span text:style-name="T4">que mejor se ajuste a un determinado corpus de textos y a otros criterios complementarios</text:span><text:span text:style-name="T4"><text:note text:id="ftn1" text:note-class="footnote"><text:note-citation>2</text:note-citation><text:note-body><text:p text:style-name="Footnote">Como la divergencia entre las regiones de alta densidad de probailidades. Vale la pena precisar rigurosamente estos criterios.</text:p></text:note-body></text:note></text:span><text:span text:style-name="T4">, podremos encontrar los grupos temáticos de dicho corpus (recordando que este modelo de dos niveles admite un único tópico por documento), los cuales corresponderán a las regiones del simplex sobre el cual se define la distribución de </text:span><text:span text:style-name="T5">β ~ D(α), </text:span><text:span text:style-name="T4">en los cuales ocurra una mayor densidad de probabilidad. </text:span></text:p>
      <text:p text:style-name="P2"><text:span text:style-name="T4"/></text:p>
      <text:p text:style-name="P2"><text:span text:style-name="T4"><text:tab/>El modelo LDA propone un nivel adicional de aleatoriedad que permite introducir la intuición de que un texto puede estar asociado a más de un tópico. Para esto el modelo supone que cada texto está conformado por una mixtura aleatoria de tópicos, representada por una multinomial de parámetro </text:span><text:span text:style-name="T5">θ</text:span><text:span text:style-name="T4">, y que el parámetro de esta mixtura es aleatorio tal que </text:span><text:span text:style-name="T5">θ ~ Dirichlet(α)</text:span><text:span text:style-name="T4">. Entonces, en la generación de textos usando el modelo LDA, para cada texto primero se determina aleatoriamente el parámetro </text:span><text:span text:style-name="T5">θ </text:span><text:span text:style-name="T4">a partir de una distribución de Dirichlet de parámetro </text:span><text:span text:style-name="T5">α. </text:span><text:span text:style-name="T4">Este parámetro </text:span><text:span text:style-name="T5">θ </text:span><text:span text:style-name="T4">es un vector con tantas componentes como tópicos se deseen en el modelo, en donde la </text:span><text:span text:style-name="T5">i-ésima</text:span><text:span text:style-name="T4"> componente es una medida de la probabilidad con la cual el </text:span><text:span text:style-name="T5">i-ésimo</text:span><text:span text:style-name="T4"> tópico condicionará cada una de las palabras usadas en el texto que esté siendo generado. Es decir, cada palabra de cada texto es generada, primero, determinando un tópico a partir de una multinomial con parámetro </text:span><text:span text:style-name="T5">θ: P(z) ~ M(θ).</text:span><text:span text:style-name="T4"> Luego, la probabilidad de que la i-ésima palabra del vocabulario ocurra w</text:span><text:span text:style-name="T3">i </text:span><text:span text:style-name="T4">veces, dado que el tópico z</text:span><text:span text:style-name="T3">i</text:span><text:span text:style-name="T4"> fué escogido previamente de acuerdo con </text:span><text:span text:style-name="T5">M(θ),</text:span><text:span text:style-name="T4"> será a su vez una distribución multinomial: P(w|z</text:span><text:span text:style-name="T3">i,</text:span><text:span text:style-name="T5">β</text:span><text:span text:style-name="T4">).</text:span></text:p>
      <text:p text:style-name="P2"><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ge Flames</meta:initial-creator>
    <meta:creation-date>2015-02-26T15:50:15</meta:creation-date>
    <dc:date>2015-05-27T08:51:17</dc:date>
    <dc:creator>Jorge Redondo Flames</dc:creator>
    <meta:editing-duration>P14DT16H50M26S</meta:editing-duration>
    <meta:editing-cycles>123</meta:editing-cycles>
    <meta:generator>LibreOffice/3.5$Linux_X86_64 LibreOffice_project/350m1$Build-2</meta:generator>
    <meta:printed-by>Jorge Flames</meta:printed-by>
    <meta:print-date>2015-03-03T14:24:42</meta:print-date>
    <meta:document-statistic meta:table-count="0" meta:image-count="0" meta:object-count="3" meta:page-count="2" meta:paragraph-count="18" meta:word-count="1094" meta:character-count="7058" meta:non-whitespace-character-count="5782"/>
  </office:meta>
</office:document-meta>
</file>

<file path=Object 1/content.xml><?xml version="1.0" encoding="utf-8"?>
<math xmlns="http://www.w3.org/1998/Math/MathML">
  <semantics>
    <mrow>
      <mi>p</mi>
      <mrow>
        <mrow>
          <mo stretchy="false">(</mo>
          <mrow>
            <mrow>
              <mi>β</mi>
              <mo stretchy="false">/</mo>
              <mi>w</mi>
            </mrow>
          </mrow>
          <mo stretchy="false">)</mo>
        </mrow>
        <mo stretchy="false">=</mo>
        <mfrac>
          <mrow>
            <mi>P</mi>
            <mrow>
              <mo stretchy="false">(</mo>
              <mrow>
                <mrow>
                  <mi>w</mi>
                  <mo stretchy="false">/</mo>
                  <mi>β</mi>
                </mrow>
              </mrow>
              <mo stretchy="false">)</mo>
            </mrow>
            <mi>P</mi>
            <mrow>
              <mo stretchy="false">(</mo>
              <mrow>
                <mi>β</mi>
              </mrow>
              <mo stretchy="false">)</mo>
            </mrow>
          </mrow>
          <mrow>
            <mrow>
              <mo stretchy="false">∫</mo>
              <mi>P</mi>
            </mrow>
            <mrow>
              <mo stretchy="false">(</mo>
              <mrow>
                <mrow>
                  <mi>w</mi>
                  <mo stretchy="false">/</mo>
                  <mi>β</mi>
                </mrow>
              </mrow>
              <mo stretchy="false">)</mo>
            </mrow>
            <mi>P</mi>
            <mrow>
              <mo stretchy="false">(</mo>
              <mrow>
                <mi>β</mi>
              </mrow>
              <mo stretchy="false">)</mo>
            </mrow>
            <mi mathvariant="italic">dβ</mi>
          </mrow>
        </mfrac>
      </mrow>
    </mrow>
    <annotation encoding="StarMath 5.0">p(β/w) = {P(w/β)P(β)} over {int P(w/β) P(β)dβ} 
</annotation>
  </semantics>
</math>
</file>

<file path=Object 2/content.xml><?xml version="1.0" encoding="utf-8"?>
<math xmlns="http://www.w3.org/1998/Math/MathML">
  <semantics>
    <mrow>
      <mi>p</mi>
      <mrow>
        <mrow>
          <mo stretchy="false">(</mo>
          <mrow>
            <mrow>
              <mi>β</mi>
              <mo stretchy="false">/</mo>
              <mi>w</mi>
            </mrow>
            <mi>,</mi>
            <mi>α</mi>
          </mrow>
          <mo stretchy="false">)</mo>
        </mrow>
        <mo stretchy="false">≈</mo>
        <mrow>
          <mi>K</mi>
          <mrow>
            <munderover>
              <mo stretchy="false">∏</mo>
              <mrow>
                <mi>i</mi>
                <mo stretchy="false">=</mo>
                <mn>0</mn>
              </mrow>
              <mi>N</mi>
            </munderover>
            <msubsup>
              <mi>β</mi>
              <mi>i</mi>
              <mrow>
                <mrow>
                  <mrow>
                    <msub>
                      <mi>w</mi>
                      <mi>i</mi>
                    </msub>
                    <mo stretchy="false">+</mo>
                    <msub>
                      <mi>α</mi>
                      <mi>i</mi>
                    </msub>
                  </mrow>
                  <mo stretchy="false">−</mo>
                  <mn>1</mn>
                </mrow>
              </mrow>
            </msubsup>
          </mrow>
        </mrow>
      </mrow>
    </mrow>
    <annotation encoding="StarMath 5.0">p(β/w,α) approx { K prod from i=0 to N β_i^{w_i+α_i-1} } 
</annotation>
  </semantics>
</math>
</file>

<file path=Object 3/content.xml><?xml version="1.0" encoding="utf-8"?>
<math xmlns="http://www.w3.org/1998/Math/MathML">
  <semantics>
    <mrow>
      <mi>p</mi>
      <mrow>
        <mrow>
          <mo stretchy="false">(</mo>
          <mrow>
            <mi>w</mi>
          </mrow>
          <mo stretchy="false">)</mo>
        </mrow>
        <mo stretchy="false">=</mo>
        <mrow>
          <mo stretchy="false">∫</mo>
          <mi>P</mi>
        </mrow>
      </mrow>
      <mrow>
        <mo stretchy="false">(</mo>
        <mrow>
          <mrow>
            <mi>β</mi>
            <mo stretchy="false">/</mo>
            <mi>α</mi>
          </mrow>
        </mrow>
        <mo stretchy="false">)</mo>
      </mrow>
      <mi>P</mi>
      <mrow>
        <mo stretchy="false">(</mo>
        <mrow>
          <mrow>
            <mi>w</mi>
            <mo stretchy="false">/</mo>
            <mi>β</mi>
          </mrow>
        </mrow>
        <mo stretchy="false">)</mo>
      </mrow>
      <mi mathvariant="italic">dβ</mi>
    </mrow>
    <annotation encoding="StarMath 5.0">p(w) = int P(β/α)P(w/β)dβ 
</annotation>
  </semantics>
</math>
</file>